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00000012548445831.png" manifest:media-type="image/png"/>
  <manifest:file-entry manifest:full-path="Pictures/10000201000000D40000006B7EB7B85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subtitle">
      <style:graphic-properties draw:fill-color="#ffffff" fo:min-height="12.179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19.399cm" svg:height="3.506cm" svg:x="7.2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4" draw:layer="layout" svg:width="19.399cm" svg:height="3.506cm" svg:x="7.2cm" svg:y="0.837cm" presentation:class="title" presentation:placeholder="true">
          <draw:text-box/>
        </draw:frame>
        <draw:frame presentation:style-name="pr5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19.399cm" svg:height="3.506cm" svg:x="7.2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6.523cm" svg:height="1.448cm" svg:x="10.6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draw:frame draw:name="pasted-image.pdf" draw:style-name="Mgr3" draw:text-style-name="MP5" draw:layer="backgroundobjects" svg:width="5.752cm" svg:height="2.903cm" svg:x="0.948cm" svg:y="1.091cm">
        <draw:image xlink:href="Pictures/10000201000000D40000006B7EB7B851.png" xlink:type="simple" xlink:show="embed" xlink:actuate="onLoad">
          <text:p/>
        </draw:image>
      </draw:frame>
      <draw:frame draw:name="pasted-image.pdf" draw:style-name="Mgr3" draw:text-style-name="MP5" draw:layer="backgroundobjects" svg:width="6.437cm" svg:height="1.842cm" svg:x="21.028cm" svg:y="18.846cm">
        <draw:image xlink:href="Pictures/10000201000004000000012548445831.pn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8T13:10:38.186250001</meta:creation-date>
    <dc:date>2015-11-18T13:17:22.135040313</dc:date>
    <meta:editing-duration>PT5M55S</meta:editing-duration>
    <meta:editing-cycles>4</meta:editing-cycles>
    <meta:generator>LibreOffice/4.4.6.3$Linux_X86_64 LibreOffice_project/40m0$Build-3</meta:generator>
    <meta:document-statistic meta:object-count="30"/>
  </office:meta>
</office:document-meta>
</file>